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403cm" fo:min-width="23.6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 style:parent-style-name="standard">
      <style:graphic-properties draw:fill="solid" draw:fill-color="#dedce6" draw:textarea-horizontal-align="justify" draw:textarea-vertical-align="middle" draw:auto-grow-height="false" fo:min-height="4.83cm" fo:min-width="4.58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fill="solid" draw:fill-color="#dedce6" draw:textarea-horizontal-align="justify" draw:textarea-vertical-align="middle" draw:auto-grow-height="false" fo:min-height="4.83cm" fo:min-width="4.58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fill="solid" draw:fill-color="#dedce6" draw:textarea-horizontal-align="justify" draw:textarea-vertical-align="middle" draw:auto-grow-height="false" fo:min-height="4.83cm" fo:min-width="4.58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="solid" draw:fill-color="#dedce6" draw:textarea-horizontal-align="justify" draw:textarea-vertical-align="middle" draw:auto-grow-height="false" fo:min-height="4.83cm" fo:min-width="4.5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d8ce" draw:textarea-horizontal-align="justify" draw:textarea-vertical-align="middle" draw:auto-grow-height="false" fo:min-height="9.275cm" fo:min-width="23.6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cm" loext:decorative="false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0.385cm" fo:min-width="2.357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d7d7"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3.31cm" loext:decorative="false"/>
      <style:paragraph-properties style:writing-mode="lr-tb"/>
    </style:style>
    <style:style style:name="gr13" style:family="graphic" style:parent-style-name="standard">
      <style:graphic-properties draw:fill="solid" draw:fill-color="#ffdbb6" draw:textarea-horizontal-align="justify" draw:textarea-vertical-align="middle" draw:auto-grow-height="false" fo:min-height="3.56cm" fo:min-width="7.438cm" loext:decorative="false"/>
      <style:paragraph-properties style:writing-mode="lr-tb"/>
    </style:style>
    <style:style style:name="gr14" style:family="graphic" style:parent-style-name="standard">
      <style:graphic-properties draw:fill="solid" draw:fill-color="#ffaa95" draw:textarea-horizontal-align="justify" draw:textarea-vertical-align="middle" draw:auto-grow-height="false" fo:min-height="3.56cm" fo:min-width="7.438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7.212cm" fo:min-width="6.167cm" loext:decorative="false"/>
      <style:paragraph-properties style:writing-mode="lr-tb"/>
    </style:style>
    <style:style style:name="gr16" style:family="graphic" style:parent-style-name="standard">
      <style:graphic-properties draw:fill="solid" draw:fill-color="#dedce6" draw:textarea-horizontal-align="justify" draw:textarea-vertical-align="middle" draw:auto-grow-height="false" fo:min-height="4.512cm" fo:min-width="5.21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dedce6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d8ce"/>
      <style:paragraph-properties fo:text-align="center" style:writing-mode="lr-tb"/>
    </style:style>
    <style:style style:name="P7" style:family="paragraph">
      <loext:graphic-properties draw:fill="solid" draw:fill-color="#b4c7dc"/>
      <style:paragraph-properties fo:text-align="center" style:writing-mode="lr-tb"/>
    </style:style>
    <style:style style:name="P8" style:family="paragraph">
      <loext:graphic-properties draw:fill="solid" draw:fill-color="#ffdbb6"/>
      <style:paragraph-properties fo:text-align="center" style:writing-mode="lr-tb"/>
    </style:style>
    <style:style style:name="P9" style:family="paragraph">
      <loext:graphic-properties draw:fill="solid" draw:fill-color="#ffd7d7"/>
      <style:paragraph-properties fo:text-align="center" style:writing-mode="lr-tb"/>
    </style:style>
    <style:style style:name="P10" style:family="paragraph">
      <loext:graphic-properties draw:fill="solid" draw:fill-color="#ffdbb6"/>
      <style:paragraph-properties fo:text-align="center"/>
    </style:style>
    <style:style style:name="P11" style:family="paragraph">
      <loext:graphic-properties draw:fill="solid" draw:fill-color="#ffaa95"/>
      <style:paragraph-properties fo:text-align="center"/>
    </style:style>
    <style:style style:name="P12" style:family="paragraph">
      <loext:graphic-properties draw:fill="solid" draw:fill-color="#dedce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653cm" svg:x="1.952cm" svg:y="1.3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673cm" svg:x="12.477cm" svg:y="18.87cm">
          <draw:text-box>
            <text:p>Entrance</text:p>
          </draw:text-box>
        </draw:frame>
        <draw:custom-shape draw:style-name="gr3" draw:text-style-name="P3" draw:layer="layout" svg:width="5.08cm" svg:height="5.08cm" svg:x="1.952cm" svg:y="10.667cm">
          <text:p text:style-name="P1">Classroom<text:line-break/>10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5.08cm" svg:x="7.032cm" svg:y="10.667cm">
          <text:p text:style-name="P4">Classroom<text:line-break/>10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5.08cm" svg:x="15.922cm" svg:y="10.667cm">
          <text:p text:style-name="P4">Classroom<text:line-break/>102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5.08cm" svg:x="21.002cm" svg:y="10.667cm">
          <text:p text:style-name="P4">Classroom<text:line-break/>103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4.13cm" svg:height="9.525cm" svg:x="1.952cm" svg:y="1.317cm">
          <text:p text:style-name="P1">Gymnasiu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62cm" svg:height="0.962cm" svg:x="12.747cm" svg:y="15.922cm">
          <draw:text-box>
            <text:p>hallway</text:p>
          </draw:text-box>
        </draw:frame>
        <draw:custom-shape draw:style-name="gr9" draw:text-style-name="P7" draw:layer="layout" svg:width="2.857cm" svg:height="0.635cm" svg:x="2.905cm" svg:y="17.827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7.747cm" svg:y="17.827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17.431cm" svg:y="17.827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22.273cm" svg:y="17.827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draw:transform="rotate (1.5707963267949) translate (1.651cm 14.735cm)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draw:transform="rotate (1.5707963267949) translate (25.752cm 14.736cm)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draw:transform="rotate (1.5707963267949) translate (1.652cm 9.736cm)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draw:transform="rotate (1.5707963267949) translate (1.652cm 5.736cm)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draw:transform="rotate (1.5707963267949) translate (25.753cm 9.737cm)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draw:transform="rotate (1.5707963267949) translate (25.753cm 5.737cm)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2.906cm" svg:y="1.028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7.748cm" svg:y="1.028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17.432cm" svg:y="1.028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22.274cm" svg:y="1.028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857cm" svg:height="0.635cm" svg:x="12.59cm" svg:y="1.029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445cm" svg:height="0.635cm" svg:x="11.795cm" svg:y="17.51cm">
          <text:p text:style-name="P1">Double doors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445cm" svg:height="0.635cm" svg:x="11.796cm" svg:y="10.511cm">
          <text:p text:style-name="P1">Double doors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27cm" svg:x="4.162cm" svg:y="15.143cm">
          <text:p text:style-name="P1">Single<text:line-break/>door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27cm" svg:x="7.462cm" svg:y="15.143cm">
          <text:p text:style-name="P1">Single<text:line-break/>door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27cm" svg:x="18.062cm" svg:y="15.143cm">
          <text:p text:style-name="P1">Single<text:line-break/>door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27cm" svg:x="21.362cm" svg:y="15.143cm">
          <text:p text:style-name="P1">Single<text:line-break/>doo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3.81cm" svg:height="2.54cm" svg:x="12.43cm" svg:y="9.255cm">
          <text:p text:style-name="P1">Spawn<text:line-break/>area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7.938cm" svg:height="3.81cm" svg:x="10.842cm" svg:y="2.905cm">
          <text:p text:style-name="P1">playground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7.938cm" svg:height="3.81cm" svg:x="10.524cm" svg:y="14.335cm">
          <text:p text:style-name="P1">schoo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75cm" svg:height="1.673cm" svg:x="13.065cm" svg:y="13.614cm">
          <draw:text-box>
            <text:p>Entrance</text:p>
          </draw:text-box>
        </draw:frame>
        <draw:frame draw:style-name="gr2" draw:text-style-name="P2" draw:layer="layout" svg:width="3.175cm" svg:height="1.673cm" svg:x="13.065cm" svg:y="6.629cm">
          <draw:text-box>
            <text:p>Entrance</text:p>
          </draw:text-box>
        </draw:frame>
        <draw:custom-shape draw:style-name="gr15" draw:text-style-name="P1" draw:layer="layout" svg:width="6.667cm" svg:height="17.462cm" svg:x="19.732cm" svg:y="1.635cm">
          <text:p text:style-name="P1">Future</text:p>
          <text:p text:style-name="P1">neighborhoo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667cm" svg:height="17.462cm" svg:x="1.635cm" svg:y="1.953cm">
          <text:p text:style-name="P1">Future</text:p>
          <text:p text:style-name="P1">Shopping area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715cm" svg:height="4.762cm" svg:x="2.27cm" svg:y="14.335cm">
          <text:p text:style-name="P1">Gas</text:p>
          <text:p text:style-name="P1">s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12:32:03.828591000</meta:creation-date>
    <dc:date>2025-12-22T13:24:02.867126000</dc:date>
    <meta:editing-duration>PT8M</meta:editing-duration>
    <meta:editing-cycles>2</meta:editing-cycles>
    <meta:generator>LibreOffice/25.8.3.2$MacOSX_AARCH64 LibreOffice_project/8ca8d55c161d602844f5428fa4b58097424e324e</meta:generator>
    <meta:document-statistic meta:object-count="37"/>
  </office:meta>
</office:document-meta>
</file>